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7.878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5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599cm" svg:y2="2.098cm">
          <text:p/>
        </draw:line>
        <draw:custom-shape draw:style-name="gr1" draw:text-style-name="P2" draw:layer="layout" svg:width="3.5cm" svg:height="2cm" svg:x="6.999cm" svg:y="1.097cm">
          <text:p text:style-name="P1"><text:span text:style-name="T1">Przetwarzanie 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999cm" svg:y="1.097cm">
          <text:p text:style-name="P1"><text:span text:style-name="T1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5.099cm" svg:y1="2.097cm" svg:x2="7cm" svg:y2="2.1cm">
          <text:p/>
        </draw:line>
        <draw:line draw:style-name="gr2" draw:text-style-name="P4" draw:layer="layout" svg:x1="10.499cm" svg:y1="2.097cm" svg:x2="11.999cm" svg:y2="2.097cm">
          <text:p/>
        </draw:line>
        <draw:line draw:style-name="gr2" draw:text-style-name="P4" draw:layer="layout" svg:x1="14cm" svg:y1="2.1cm" svg:x2="15.899cm" svg:y2="2.098cm">
          <text:p/>
        </draw:line>
        <draw:custom-shape draw:style-name="gr4" draw:text-style-name="P2" draw:layer="layout" svg:width="8.2cm" svg:height="3.301cm" svg:x="6.1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display§s(t)§svg§600§TRUE§</svg:desc>
          <draw:path draw:style-name="gr5" draw:text-style-name="P5" draw:layer="layout" svg:width="0.155cm" svg:height="0.189cm" svg:x="0.2cm" svg:y="1.682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5" draw:text-style-name="P5" draw:layer="layout" svg:width="0.096cm" svg:height="0.418cm" svg:x="0.418cm" svg:y="1.553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0.549cm" svg:y="1.604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5" draw:text-style-name="P5" draw:layer="layout" svg:width="0.096cm" svg:height="0.418cm" svg:x="0.715cm" svg:y="1.553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y(t)§svg§600§TRUE§</svg:desc>
          <draw:path draw:style-name="gr5" draw:text-style-name="P5" draw:layer="layout" svg:width="0.193cm" svg:height="0.271cm" svg:x="5.2cm" svg:y="1.683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5" draw:text-style-name="P5" draw:layer="layout" svg:width="0.096cm" svg:height="0.418cm" svg:x="5.448cm" svg:y="1.554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5.578cm" svg:y="1.605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5" draw:text-style-name="P5" draw:layer="layout" svg:width="0.096cm" svg:height="0.418cm" svg:x="5.745cm" svg:y="1.554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>
          <svg:title>TexMaths</svg:title>
          <svg:desc>12§display§x(i)§svg§600§TRUE§</svg:desc>
          <draw:path draw:style-name="gr5" draw:text-style-name="P5" draw:layer="layout" svg:width="0.209cm" svg:height="0.189cm" svg:x="10.603cm" svg:y="1.681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5" draw:text-style-name="P5" draw:layer="layout" svg:width="0.097cm" svg:height="0.418cm" svg:x="10.874cm" svg:y="1.552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5" draw:text-style-name="P5" draw:layer="layout" svg:width="0.109cm" svg:height="0.282cm" svg:x="11.008cm" svg:y="1.58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5" draw:text-style-name="P5" draw:layer="layout" svg:width="0.096cm" svg:height="0.418cm" svg:x="11.165cm" svg:y="1.552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\mathbf{X}(i)§svg§600§TRUE§</svg:desc>
          <draw:path draw:style-name="gr5" draw:text-style-name="P5" draw:layer="layout" svg:width="0.336cm" svg:height="0.288cm" svg:x="14.406cm" svg:y="1.579cm" svg:viewBox="0 0 337 289" svg:d="M337 289c0-7 0-14 0-21-14 0-28 0-41 0-36-49-71-98-107-147 24-31 47-62 71-92 5-6 5-6 19-7 11-3 13-3 25-3 4 0 8 0 12 0 0-6 0-13 0-19-18 1-38 1-56 1-17 0-49 0-64-1 0 6 0 13 0 19 8 0 24 0 39 5 0 1-3 4-4 5-18 24-37 49-55 74-20-28-40-56-60-84 12 0 23 0 35 0 0-6 0-13 0-19-18 1-58 1-77 1-16 0-52 0-68-1 0 6 0 13 0 19 14 0 28 0 42 0 31 43 62 86 93 129-28 38-56 75-85 112-3 5-4 6-18 7-8 1-18 1-26 1-4 0-8 0-12 0 0 7 0 14 0 21 18-2 38-2 56-2 17 0 49 0 65 2 0-7 0-14 0-21-8 0-25 0-40-5 2 0 3-2 4-3 23-31 46-62 70-92 24 33 48 67 73 100-12 0-24 0-35 0 0 7 0 14 0 21 17-2 57-2 75-2 17 0 54 0 69 2z">
            <text:p/>
          </draw:path>
          <draw:path draw:style-name="gr5" draw:text-style-name="P5" draw:layer="layout" svg:width="0.096cm" svg:height="0.418cm" svg:x="14.8cm" svg:y="1.553cm" svg:viewBox="0 0 97 419" svg:d="M97 414c0-1-1-2-2-3-43-33-72-116-72-183 0-12 0-24 0-36 0-67 29-151 72-184 1-1 2-2 2-3 0-3-2-5-5-5-1 0-1 1-2 1-47 35-90 119-90 191 0 12 0 24 0 36 0 71 43 155 90 190 1 0 1 1 2 1 3 0 5-2 5-5z">
            <text:p/>
          </draw:path>
          <draw:path draw:style-name="gr5" draw:text-style-name="P5" draw:layer="layout" svg:width="0.109cm" svg:height="0.282cm" svg:x="14.933cm" svg:y="1.59cm" svg:viewBox="0 0 110 283" svg:d="M107 14c0-8-6-14-16-14-11 0-23 11-23 22 0 8 6 15 17 15 10 0 22-9 22-23zM110 218c0-5-3-5-5-5-3 0-3 1-6 7-7 27-21 53-43 53-7 0-9-5-9-14 0-10 2-16 12-42 5-15 11-30 16-45 5-12 5-13 9-24 3-8 6-14 6-22 0-18-13-34-35-34-39 0-55 61-55 65 0 3 3 2 5 3 5 0 5-1 7-7 11-39 28-52 42-52 4 0 11 0 11 14 0 8-4 17-5 22-4 10-23 59-29 77-5 11-9 24-9 34 0 19 14 35 34 35 39 0 54-61 54-65z">
            <text:p/>
          </draw:path>
          <draw:path draw:style-name="gr5" draw:text-style-name="P5" draw:layer="layout" svg:width="0.096cm" svg:height="0.418cm" svg:x="15.09cm" svg:y="1.553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23:51.104343696</dc:date>
    <dc:creator>Łukasz Dróżdż</dc:creator>
    <meta:editing-duration>PT1H9M51S</meta:editing-duration>
    <meta:editing-cycles>23</meta:editing-cycles>
    <meta:generator>LibreOffice/7.5.5.2$Linux_X86_64 LibreOffice_project/50$Build-2</meta:generator>
    <meta:document-statistic meta:object-count="48"/>
  </office:meta>
</office:document-meta>
</file>